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officeooo:rsid="0008aeb7" officeooo:paragraph-rsid="0008aeb7"/>
    </style:style>
    <style:style style:name="P2" style:family="paragraph" style:parent-style-name="Heading_20_3">
      <style:text-properties officeooo:paragraph-rsid="0008aeb7"/>
    </style:style>
    <style:style style:name="P3" style:family="paragraph" style:parent-style-name="Heading_20_3">
      <style:text-properties officeooo:rsid="000e2272" officeooo:paragraph-rsid="000e2272"/>
    </style:style>
    <style:style style:name="P4" style:family="paragraph" style:parent-style-name="Text_20_body">
      <style:text-properties officeooo:rsid="0009e0e0" officeooo:paragraph-rsid="0009e0e0"/>
    </style:style>
    <style:style style:name="P5" style:family="paragraph" style:parent-style-name="Text_20_body">
      <style:text-properties officeooo:rsid="000b9541" officeooo:paragraph-rsid="000b9541"/>
    </style:style>
    <style:style style:name="P6" style:family="paragraph" style:parent-style-name="Text_20_body" style:list-style-name="L1">
      <style:text-properties officeooo:rsid="000d0846" officeooo:paragraph-rsid="000d0846"/>
    </style:style>
    <style:style style:name="T1" style:family="text">
      <style:text-properties officeooo:rsid="0008aeb7"/>
    </style:style>
    <style:style style:name="T2" style:family="text">
      <style:text-properties officeooo:rsid="0009e0e0"/>
    </style:style>
    <style:style style:name="T3" style:family="text">
      <style:text-properties officeooo:rsid="000c18bc"/>
    </style:style>
    <style:style style:name="T4" style:family="text">
      <style:text-properties style:font-name="Liberation Sans1" fo:font-size="14.1000003814697pt" fo:font-weight="bold" officeooo:rsid="000c18bc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officeooo:rsid="000f05f8"/>
    </style:style>
    <style:style style:name="T6" style:family="text">
      <style:text-properties officeooo:rsid="000f70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éance 1 : introduction à Scratch</text:h>
      <text:p text:style-name="P4"><text:span text:style-name="T5">Pour s</text:span>e familiariser avec Scratch : <text:span text:style-name="T6">beaucoup d’élèves ont peu voir pas fait de Scratch.</text:span></text:p>
      <text:h text:style-name="P2" text:outline-level="3"><text:span text:style-name="T1">Séance 2 </text:span><text:span text:style-name="T3">et 3</text:span><text:span text:style-name="T1"> : </text:span><text:span text:style-name="T4">J</text:span><text:span text:style-name="T2">eu de course en Scratch</text:span></text:h>
      <text:p text:style-name="P5">Exemple à montrer aux élèves : <text:a xlink:type="simple" xlink:href="https://scratch.mit.edu/projects/580662410/" text:style-name="Internet_20_link" text:visited-style-name="Visited_20_Internet_20_Link">https://scratch.mit.edu/projects/580662410/</text:a></text:p>
      <text:list xml:id="list3644724057" text:style-name="L1">
        <text:list-item>
          <text:p text:style-name="P6">Prendre un temps pour les graphismes : arrière-plan, véhicule.</text:p>
        </text:list-item>
        <text:list-item>
          <text:p text:style-name="P6">Chaque élève décide d’un mode de déplacement de son véhicule.</text:p>
        </text:list-item>
        <text:list-item>
          <text:p text:style-name="P6">Éventuellement, on implémente les collisions avec la ligne d’arrivée/le terrain.</text:p>
        </text:list-item>
      </text:list>
      <text:h text:style-name="P3" text:outline-level="3">Séance 4 et 5 : Évite les méchants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4-07T11:31:59.233032475</dc:date>
    <meta:editing-duration>PT7M19S</meta:editing-duration>
    <meta:editing-cycles>10</meta:editing-cycles>
    <meta:document-statistic meta:table-count="0" meta:image-count="0" meta:object-count="0" meta:page-count="1" meta:paragraph-count="8" meta:word-count="78" meta:character-count="474" meta:non-whitespace-character-count="407"/>
  </office:meta>
</office:document-meta>
</file>